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line-height="50%"/>
      <style:text-properties officeooo:paragraph-rsid="001dc752"/>
    </style:style>
    <style:style style:name="P2" style:family="paragraph" style:parent-style-name="normal">
      <style:text-properties fo:color="#000000" officeooo:rsid="001b2fcc" officeooo:paragraph-rsid="001b2fcc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.494cm" fo:margin-bottom="0.28cm" loext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.494cm" fo:margin-bottom="0.423cm" loext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.494cm" fo:margin-bottom="0.423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.494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.494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.494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.494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</style:style>
    <style:style style:name="P10" style:family="paragraph" style:parent-style-name="normal">
      <loext:graphic-properties draw:fill="none" draw:fill-color="#ffffff"/>
      <style:paragraph-properties fo:margin-left="9.991cm" fo:margin-right="0cm" fo:margin-top="0.494cm" fo:margin-bottom="0cm" loext:contextual-spacing="false" fo:line-height="100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1" style:family="paragraph" style:parent-style-name="normal">
      <loext:graphic-properties draw:fill="none" draw:fill-color="#ffffff"/>
      <style:paragraph-properties fo:margin-left="0cm" fo:margin-right="0.3cm" fo:margin-top="0cm" fo:margin-bottom="0.353cm" loext:contextual-spacing="false" fo:line-height="115%" fo:text-align="start" style:justify-single-word="false" fo:keep-together="auto" fo:orphans="2" fo:widows="2" fo:text-indent="1.27cm" style:auto-text-indent="false" fo:break-before="auto" fo:break-after="auto" fo:background-color="transparent" fo:padding="0cm" fo:border="none" fo:keep-with-next="auto"/>
      <style:text-properties fo:color="#000000" fo:font-size="12pt" officeooo:rsid="001c7a4b" officeooo:paragraph-rsid="001c7a4b" style:font-size-asian="10.5pt" style:font-size-complex="12pt"/>
    </style:style>
    <style:style style:name="P12" style:family="paragraph" style:parent-style-name="normal">
      <style:paragraph-properties fo:margin-left="1.27cm" fo:margin-right="0.3cm" fo:line-height="50%" fo:text-indent="0cm" style:auto-text-indent="false"/>
      <style:text-properties fo:font-size="12pt" fo:font-weight="bold" officeooo:rsid="001c7a4b" officeooo:paragraph-rsid="001c7a4b" style:font-size-asian="10.5pt" style:font-weight-asian="bold" style:font-size-complex="12pt" style:font-weight-complex="bold"/>
    </style:style>
    <style:style style:name="P13" style:family="paragraph" style:parent-style-name="normal">
      <style:paragraph-properties fo:margin-left="1.27cm" fo:margin-right="0.3cm" fo:line-height="50%" fo:text-indent="0cm" style:auto-text-indent="false"/>
      <style:text-properties fo:font-size="12pt" fo:font-weight="normal" officeooo:rsid="001c7a4b" officeooo:paragraph-rsid="001c7a4b" style:font-size-asian="10.5pt" style:font-weight-asian="normal" style:font-size-complex="12pt" style:font-weight-complex="normal"/>
    </style:style>
    <style:style style:name="P14" style:family="paragraph" style:parent-style-name="normal">
      <style:paragraph-properties fo:margin-left="0cm" fo:margin-right="0.3cm" fo:line-height="100%" fo:text-indent="0cm" style:auto-text-indent="false"/>
    </style:style>
    <style:style style:name="P15" style:family="paragraph" style:parent-style-name="normal">
      <style:paragraph-properties fo:margin-left="0cm" fo:margin-right="0cm" fo:margin-top="0.423cm" fo:margin-bottom="0.423cm" loext:contextual-spacing="false" fo:line-height="115%" fo:text-indent="1.249cm" style:auto-text-indent="false" fo:break-before="auto" fo:break-after="auto"/>
      <style:text-properties officeooo:paragraph-rsid="001ed45b"/>
    </style:style>
    <style:style style:name="P16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.28cm" loext:contextual-spacing="false" fo:line-height="108%" fo:text-align="center" style:justify-single-word="false" fo:keep-together="auto" fo:orphans="2" fo:widows="2" fo:text-indent="0cm" style:auto-text-indent="false" style:page-number="1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.494cm" fo:margin-bottom="0.28cm" loext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.494cm" fo:margin-bottom="0.28cm" loext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.494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0" style:family="paragraph" style:parent-style-name="normal">
      <loext:graphic-properties draw:fill="none" draw:fill-color="#ffffff"/>
      <style:paragraph-properties fo:margin-left="0.3cm" fo:margin-right="0.3cm" fo:margin-top="0.353cm" fo:margin-bottom="0.212cm" loext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21" style:family="paragraph" style:parent-style-name="normal">
      <loext:graphic-properties draw:fill="none" draw:fill-color="#ffffff"/>
      <style:paragraph-properties fo:margin-left="0.3cm" fo:margin-right="0.3cm" fo:margin-top="0.353cm" fo:margin-bottom="0.212cm" loext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fo:keep-with-next="always"/>
      <style:text-properties fo:font-size="16pt" fo:font-weight="bold" style:font-size-asian="16pt" style:font-weight-asian="bold" style:font-size-complex="16pt"/>
    </style:style>
    <style:style style:name="P22" style:family="paragraph" style:parent-style-name="normal">
      <loext:graphic-properties draw:fill="none" draw:fill-color="#ffffff"/>
      <style:paragraph-properties fo:margin-left="0cm" fo:margin-right="0.3cm" fo:margin-top="0cm" fo:margin-bottom="0.353cm" loext:contextual-spacing="false" fo:line-height="115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fo:keep-with-next="auto"/>
      <style:text-properties fo:font-size="12pt" style:font-size-asian="12pt" style:font-size-complex="12pt"/>
    </style:style>
    <style:style style:name="P23" style:family="paragraph" style:parent-style-name="normal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24" style:family="paragraph" style:parent-style-name="normal">
      <style:paragraph-properties fo:line-height="50%"/>
      <style:text-properties style:font-name="Consolas" fo:font-size="10pt" officeooo:paragraph-rsid="001dc752" style:font-name-asian="Consolas1" style:font-size-asian="10pt" style:font-name-complex="Consolas1" style:font-size-complex="10pt"/>
    </style:style>
    <style:style style:name="P25" style:family="paragraph" style:parent-style-name="normal">
      <style:paragraph-properties fo:line-height="50%"/>
      <style:text-properties fo:color="#000000" fo:font-size="12pt" fo:font-weight="bold" officeooo:paragraph-rsid="001dc752" style:font-size-asian="12pt" style:font-weight-asian="bold" style:font-size-complex="12pt"/>
    </style:style>
    <style:style style:name="P26" style:family="paragraph" style:parent-style-name="normal">
      <style:paragraph-properties fo:line-height="50%"/>
      <style:text-properties fo:color="#000000" fo:font-size="12pt" fo:font-weight="bold" officeooo:paragraph-rsid="001dc752" style:font-size-asian="12pt" style:font-weight-asian="bold" style:font-size-complex="12pt" style:font-weight-complex="bold"/>
    </style:style>
    <style:style style:name="P27" style:family="paragraph" style:parent-style-name="normal">
      <style:paragraph-properties fo:line-height="50%"/>
      <style:text-properties fo:color="#000000" fo:font-size="12pt" fo:font-weight="normal" officeooo:paragraph-rsid="001dc752" style:font-size-asian="12pt" style:font-weight-asian="normal" style:font-size-complex="12pt" style:font-weight-complex="normal"/>
    </style:style>
    <style:style style:name="P28" style:family="paragraph" style:parent-style-name="normal">
      <style:paragraph-properties fo:line-height="50%"/>
      <style:text-properties fo:color="#000000" fo:font-size="12pt" fo:font-weight="normal" officeooo:paragraph-rsid="002046f2" style:font-size-asian="12pt" style:font-weight-asian="normal" style:font-size-complex="12pt" style:font-weight-complex="normal"/>
    </style:style>
    <style:style style:name="P29" style:family="paragraph" style:parent-style-name="normal">
      <style:paragraph-properties fo:line-height="50%"/>
      <style:text-properties fo:color="#000000" fo:font-weight="normal" officeooo:paragraph-rsid="002046f2" style:font-weight-asian="normal" style:font-weight-complex="normal"/>
    </style:style>
    <style:style style:name="P30" style:family="paragraph" style:parent-style-name="normal" style:list-style-name="WWNum1">
      <style:paragraph-properties fo:margin-left="2.54cm" fo:margin-right="0.3cm" fo:line-height="115%" fo:text-indent="-0.635cm" style:auto-text-indent="false"/>
      <style:text-properties officeooo:paragraph-rsid="001dc752"/>
    </style:style>
    <style:style style:name="P31" style:family="paragraph" style:parent-style-name="normal" style:list-style-name="WWNum1">
      <style:paragraph-properties fo:margin-left="2.54cm" fo:margin-right="0.3cm" fo:line-height="115%" fo:text-indent="-0.635cm" style:auto-text-indent="false"/>
      <style:text-properties style:font-name="Times New Roman" fo:font-size="12pt" officeooo:paragraph-rsid="001dc752" style:font-name-asian="Times New Roman1" style:font-size-asian="12pt" style:font-name-complex="Times New Roman1" style:font-size-complex="12pt"/>
    </style:style>
    <style:style style:name="P32" style:family="paragraph" style:parent-style-name="normal" style:list-style-name="WWNum1">
      <style:paragraph-properties fo:margin-left="2.54cm" fo:margin-right="0cm" fo:margin-top="0.423cm" fo:margin-bottom="0.423cm" loext:contextual-spacing="false" fo:line-height="115%" fo:text-indent="-0.635cm" style:auto-text-indent="false"/>
      <style:text-properties fo:color="#111111" style:font-name="Times New Roman" fo:font-size="12pt" officeooo:paragraph-rsid="001dc752" fo:background-color="#ffffff" style:font-name-asian="Times New Roman1" style:font-size-asian="12pt" style:font-name-complex="Times New Roman1" style:font-size-complex="12pt"/>
    </style:style>
    <style:style style:name="P33" style:family="paragraph" style:parent-style-name="normal" style:list-style-name="WWNum1">
      <loext:graphic-properties draw:fill="none" draw:fill-color="#ffffff"/>
      <style:paragraph-properties fo:margin-left="2.54cm" fo:margin-right="0cm" fo:margin-top="0.423cm" fo:margin-bottom="0.423cm" loext:contextual-spacing="false" fo:line-height="115%" fo:text-align="start" style:justify-single-word="false" fo:orphans="2" fo:widows="2" fo:text-indent="-0.635cm" style:auto-text-indent="false" fo:background-color="transparent" fo:padding="0cm" fo:border="none"/>
      <style:text-properties fo:color="#111111" style:font-name="Times New Roman" fo:font-size="12pt" officeooo:paragraph-rsid="001dc752" fo:background-color="#ffffff" style:font-name-asian="Times New Roman1" style:font-size-asian="12pt" style:font-name-complex="Times New Roman1" style:font-size-complex="12pt"/>
    </style:style>
    <style:style style:name="P34" style:family="paragraph" style:parent-style-name="normal">
      <style:paragraph-properties fo:margin-left="1.27cm" fo:margin-right="0.3cm" fo:text-indent="0cm" style:auto-text-indent="false"/>
      <style:text-properties fo:font-size="12pt" style:text-underline-style="solid" style:text-underline-width="auto" style:text-underline-color="font-color" fo:font-weight="bold" officeooo:rsid="001c7a4b" officeooo:paragraph-rsid="001c7a4b" style:font-size-asian="12pt" style:font-weight-asian="bold" style:font-size-complex="12pt"/>
    </style:style>
    <style:style style:name="P35" style:family="paragraph" style:parent-style-name="normal">
      <style:paragraph-properties fo:margin-left="1.27cm" fo:margin-right="0.3cm" fo:line-height="50%" fo:text-indent="0cm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36" style:family="paragraph" style:parent-style-name="normal">
      <style:paragraph-properties fo:margin-left="0cm" fo:margin-right="0.3cm" fo:line-height="100%" fo:text-indent="0cm" style:auto-text-indent="false"/>
      <style:text-properties fo:color="#ff0000" fo:font-size="12pt" fo:font-weight="bold" style:font-size-asian="12pt" style:font-weight-asian="bold" style:font-size-complex="12pt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officeooo:rsid="001b2fcc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b2fcc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background-color="#ffffff" loext:char-shading-value="0" style:font-name-asian="Times New Roman1" style:font-size-asian="12pt" style:font-name-complex="Times New Roman1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0000" fo:font-size="12pt" fo:font-weight="bold" style:font-size-asian="12pt" style:font-weight-asian="bold" style:font-size-complex="12pt"/>
    </style:style>
    <style:style style:name="T11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12" style:family="text">
      <style:text-properties style:font-name="Consolas" fo:font-size="10pt" officeooo:rsid="001dc752" style:font-name-asian="Consolas1" style:font-size-asian="10pt" style:font-name-complex="Consolas1" style:font-size-complex="10pt"/>
    </style:style>
    <style:style style:name="T13" style:family="text">
      <style:text-properties fo:color="#000000" fo:font-size="12pt" fo:font-weight="bold" style:font-size-asian="12pt" style:font-weight-asian="bold" style:font-size-complex="12pt"/>
    </style:style>
    <style:style style:name="T14" style:family="text">
      <style:text-properties fo:color="#000000" fo:font-size="12pt" fo:font-weight="bold" officeooo:rsid="001b2fcc" style:font-size-asian="12pt" style:font-weight-asian="bold" style:font-size-complex="12pt"/>
    </style:style>
    <style:style style:name="T15" style:family="text">
      <style:text-properties officeooo:rsid="001dc752"/>
    </style:style>
    <style:style style:name="T16" style:family="text">
      <style:text-properties fo:color="#111111" style:font-name="Times New Roman" fo:font-size="12pt" style:font-name-asian="Times New Roman1" style:font-size-asian="12pt" style:font-name-complex="Times New Roman1" style:font-size-complex="12pt"/>
    </style:style>
    <style:style style:name="T17" style:family="text">
      <style:text-properties fo:color="#111111" style:font-name="Times New Roman" fo:font-size="12pt" officeooo:rsid="001ed45b" style:font-name-asian="Times New Roman1" style:font-size-asian="12pt" style:font-name-complex="Times New Roman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осковский Авиационный Институт</text:p>
      <text:p text:style-name="P17">(Национальный Исследовательский Университет)</text:p>
      <text:p text:style-name="P3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3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4"/>
      <text:p text:style-name="P4"/>
      <text:p text:style-name="P3"><text:span text:style-name="T2">Лабораторная работа №</text:span><text:span text:style-name="T3">1</text:span><text:span text:style-name="T2"> по курсу</text:span></text:p>
      <text:p text:style-name="P18">«Операционные системы»</text:p>
      <text:p text:style-name="P6"/>
      <text:p text:style-name="P7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8"><text:span text:style-name="T1">Группа: М80-20</text:span>6<text:span text:style-name="T1">Б-20</text:span></text:p>
      <text:p text:style-name="P8"><text:span text:style-name="T1">Студент: </text:span><text:span text:style-name="T4">Мошенский А.А.</text:span></text:p>
      <text:p text:style-name="P19">Преподаватель: Миронов Е.С.</text:p>
      <text:p text:style-name="P19">Оценка: ____________________ </text:p>
      <text:p text:style-name="P8"><text:span text:style-name="T1">Дата: </text:span><text:span text:style-name="T4">20.10.2023</text:span></text:p>
      <text:p text:style-name="P5"/>
      <text:p text:style-name="P7"/>
      <text:p text:style-name="P9"/>
      <text:p text:style-name="P9"><text:span text:style-name="T1">Москва, 202</text:span>3</text:p>
      <text:p text:style-name="P9"/>
      <text:p text:style-name="P20"><text:soft-page-break/>Постановка задачи</text:p>
      <text:p text:style-name="normal"><text:span text:style-name="T7">Вариант </text:span><text:span text:style-name="T14">2</text:span><text:span text:style-name="T7">.</text:span></text:p>
      <text:p text:style-name="P2">Пользователь вводит команды вида: «число число число&lt;endline&gt;». Далее эти числа передаются от родительского процесса в дочерний. Дочерний процесс считает их сумму и выводит ее в файл. Числа имеют тип float. Коичество чисел может быть произвольным.</text:p>
      <text:p text:style-name="P20"><text:s text:c="2"/>Общий метод и алгоритм решения</text:p>
      <text:p text:style-name="P22">Использованные системные вызовы:</text:p>
      <text:list xml:id="list3876360061" text:style-name="WWNum1">
        <text:list-item>
          <text:p text:style-name="P31">pid_t fork(void); – создает дочерний процесс. </text:p>
        </text:list-item>
        <text:list-item>
          <text:p text:style-name="P31">int pipe(int *fd); – создает неименованный канал, у которого первое поле отвечает за чтение, а второе - за запись.</text:p>
        </text:list-item>
        <text:list-item>
          <text:p text:style-name="P30"><text:span text:style-name="T5">int execv(const char *__path, char *const *__argv); -</text:span><text:span text:style-name="T6"> предоставляет новой программе список аргументов в виде массива указателей на строки, заканчивающиеся (char *)0.</text:span></text:p>
        </text:list-item>
        <text:list-item>
          <text:p text:style-name="P32">_exit(int status); – выходит из процесса с заданным статусом.</text:p>
        </text:list-item>
        <text:list-item>
          <text:p text:style-name="P33">int read(int fd, void *buffer, int nbyte); – читает nbyte байтов из файлового дескриптора fd в буффер buffer.</text:p>
        </text:list-item>
      </text:list>
      <text:p text:style-name="P11">Родительский процесс создает дочерний процесс. Первой строчкой пользователь в консоль родительского процесса пишет имя файла, которое будет передано при создании дочернего процесса. Родительский и дочерний процесс представлены разными программами. Родительский процесс передает команды пользователя через pipe1, который связан со стандартным входным потоком дочернего процесса. Дочерний процесс при необходимости <text:span text:style-name="T15">передает данные в родительский процесс через pipe2. Результаты своей работы дочерний процесс пишет в созданный им файл.</text:span></text:p>
      <text:p text:style-name="P20">Код программы</text:p>
      <text:p text:style-name="P34">parent.c</text:p>
      <text:p text:style-name="P35">#include &lt;stdio.h&gt;</text:p>
      <text:p text:style-name="P35">#include &lt;unistd.h&gt;</text:p>
      <text:p text:style-name="P35">#include &lt;string.h&gt;</text:p>
      <text:p text:style-name="P35"/>
      <text:p text:style-name="P35">int fd[2];</text:p>
      <text:p text:style-name="P35">int fd1[2];</text:p>
      <text:p text:style-name="P35">int pres, pres1;</text:p>
      <text:p text:style-name="P35"/>
      <text:p text:style-name="P35">int main(int argc, char *argv[])</text:p>
      <text:p text:style-name="P35">{</text:p>
      <text:p text:style-name="P35"><text:tab/>printf("banana\n");</text:p>
      <text:p text:style-name="P35"><text:tab/>if (argc != 2)</text:p>
      <text:p text:style-name="P35"><text:tab/>{</text:p>
      <text:p text:style-name="P35"><text:soft-page-break/><text:tab/><text:tab/>printf("2 arguments expected\n");</text:p>
      <text:p text:style-name="P35"><text:tab/><text:tab/>return 1;</text:p>
      <text:p text:style-name="P35"><text:tab/>}</text:p>
      <text:p text:style-name="P35"><text:tab/>else if (strlen(argv[1]) &gt; 100)</text:p>
      <text:p text:style-name="P35"><text:tab/>{</text:p>
      <text:p text:style-name="P35"><text:tab/><text:tab/>printf("Incorrect argument\n");</text:p>
      <text:p text:style-name="P35"><text:tab/><text:tab/>return 2;</text:p>
      <text:p text:style-name="P35"><text:tab/>}</text:p>
      <text:p text:style-name="P35"><text:tab/>pres = pipe(fd); <text:s text:c="29"/>//создаем 2 однонапрвленных канала</text:p>
      <text:p text:style-name="P35"><text:tab/>pres1 = pipe(fd1);</text:p>
      <text:p text:style-name="P35"><text:tab/>if ((pres &lt; 0) || (pres1 &lt; 0))</text:p>
      <text:p text:style-name="P35"><text:tab/>{</text:p>
      <text:p text:style-name="P35"><text:tab/><text:tab/>printf("Pipe creation error\n");</text:p>
      <text:p text:style-name="P35"><text:tab/><text:tab/>return 3;</text:p>
      <text:p text:style-name="P35"><text:tab/>}</text:p>
      <text:p text:style-name="P35"><text:tab/>printf("1 Read File Descriptor Value: %d\n", fd[0]);</text:p>
      <text:p text:style-name="P35"><text:tab/>printf("1 Write File Descriptor Value: %d\n", fd[1]);</text:p>
      <text:p text:style-name="P35"><text:tab/>printf("2 Read File Descriptor Value: %d\n", fd1[0]);</text:p>
      <text:p text:style-name="P35"><text:tab/>printf("2 Write File Descriptor Value: %d\n", fd1[1]);</text:p>
      <text:p text:style-name="P35"><text:tab/></text:p>
      <text:p text:style-name="P35"><text:tab/>int id = fork(); <text:s text:c="40"/>//создаем дочерний процесс</text:p>
      <text:p text:style-name="P35"><text:tab/>if (id &lt; 0)</text:p>
      <text:p text:style-name="P35"><text:tab/>{</text:p>
      <text:p text:style-name="P35"><text:tab/><text:tab/>printf("Fork error\n");</text:p>
      <text:p text:style-name="P35"><text:tab/><text:tab/>return 4;</text:p>
      <text:p text:style-name="P35"><text:tab/>}</text:p>
      <text:p text:style-name="P35"/>
      <text:p text:style-name="P35"><text:tab/>else if (id &gt; 0)</text:p>
      <text:p text:style-name="P35"><text:tab/>{</text:p>
      <text:p text:style-name="P35"><text:tab/><text:tab/>close(fd[0]);</text:p>
      <text:p text:style-name="P35"><text:tab/><text:tab/>close(fd1[1]);</text:p>
      <text:p text:style-name="P35"><text:tab/><text:tab/>printf("parent\n");</text:p>
      <text:p text:style-name="P35"><text:tab/><text:tab/>int n = strlen(argv[1]);</text:p>
      <text:p text:style-name="P35"><text:tab/><text:tab/>write(fd[1], &amp;n, sizeof(n));</text:p>
      <text:p text:style-name="P35"><text:tab/><text:tab/>write(fd[1], argv[1], sizeof(argv[1]));</text:p>
      <text:p text:style-name="P35"><text:tab/><text:tab/>float send_msg;</text:p>
      <text:p text:style-name="P35"><text:tab/><text:tab/>while (scanf("%f", &amp;send_msg) == 1)</text:p>
      <text:p text:style-name="P35"><text:tab/><text:tab/>{</text:p>
      <text:p text:style-name="P35"><text:tab/><text:tab/><text:tab/>if (write(fd[1], &amp;send_msg, sizeof(send_msg)) &lt;= 0)</text:p>
      <text:p text:style-name="P35"><text:tab/><text:tab/><text:tab/>{</text:p>
      <text:p text:style-name="P35"><text:tab/><text:tab/><text:tab/><text:tab/>printf("Communication with child process error\n");</text:p>
      <text:p text:style-name="P35"><text:tab/><text:tab/><text:tab/><text:tab/>return 5;</text:p>
      <text:p text:style-name="P35"><text:tab/><text:tab/><text:tab/>}</text:p>
      <text:p text:style-name="P35"><text:tab/><text:tab/>}</text:p>
      <text:p text:style-name="P35"><text:tab/><text:tab/>close(fd[1]);</text:p>
      <text:p text:style-name="P35"><text:tab/><text:tab/>int exc;</text:p>
      <text:p text:style-name="P35"><text:tab/><text:tab/>if (read(fd1[0], &amp;exc, sizeof(exc)) &lt;= 0)</text:p>
      <text:p text:style-name="P35"><text:soft-page-break/><text:tab/><text:tab/>{</text:p>
      <text:p text:style-name="P35"><text:tab/><text:tab/><text:tab/>printf("Communication with child process error\n");</text:p>
      <text:p text:style-name="P35"><text:tab/><text:tab/><text:tab/>return 5;</text:p>
      <text:p text:style-name="P35"><text:tab/><text:tab/>}</text:p>
      <text:p text:style-name="P35"><text:tab/><text:tab/>if (exc != 0)</text:p>
      <text:p text:style-name="P35"><text:tab/><text:tab/>{</text:p>
      <text:p text:style-name="P35"><text:tab/><text:tab/><text:tab/>printf("Fail\n");</text:p>
      <text:p text:style-name="P35"><text:tab/><text:tab/><text:tab/>return exc;</text:p>
      <text:p text:style-name="P35"><text:tab/><text:tab/>}</text:p>
      <text:p text:style-name="P35"><text:tab/><text:tab/>close(fd1[0]);</text:p>
      <text:p text:style-name="P35"><text:tab/>}</text:p>
      <text:p text:style-name="P35"><text:tab/></text:p>
      <text:p text:style-name="P35"><text:tab/>else</text:p>
      <text:p text:style-name="P35"><text:tab/>{</text:p>
      <text:p text:style-name="P35"><text:tab/><text:tab/>close(fd[1]);</text:p>
      <text:p text:style-name="P35"><text:tab/><text:tab/>close(fd1[0]);</text:p>
      <text:p text:style-name="P35"><text:tab/><text:tab/>char s[100], s1[100];</text:p>
      <text:p text:style-name="P35"><text:tab/><text:tab/>if ((sprintf(s, "%d", fd[0]) &lt;= 0) || (sprintf(s1, "%d", fd1[1]) &lt;= 0))</text:p>
      <text:p text:style-name="P35"><text:tab/><text:tab/>{</text:p>
      <text:p text:style-name="P35"><text:tab/><text:tab/><text:tab/>printf("Descriptor conversion error\n");</text:p>
      <text:p text:style-name="P35"><text:tab/><text:tab/><text:tab/>return 6;</text:p>
      <text:p text:style-name="P35"><text:tab/><text:tab/>}</text:p>
      <text:p text:style-name="P35">//<text:tab/><text:tab/>printf("%s\n", s);</text:p>
      <text:p text:style-name="P35">//<text:tab/><text:tab/>printf("%s\n", s1);</text:p>
      <text:p text:style-name="P35"><text:tab/><text:tab/>if (execl("b.out", s, s1, (char *) NULL) &lt; 0)</text:p>
      <text:p text:style-name="P35"><text:tab/><text:tab/>{</text:p>
      <text:p text:style-name="P35"><text:tab/><text:tab/><text:tab/>printf("Child process loading error\n");</text:p>
      <text:p text:style-name="P35"><text:tab/><text:tab/><text:tab/>return 7;</text:p>
      <text:p text:style-name="P35"><text:tab/><text:tab/>}</text:p>
      <text:p text:style-name="P35"><text:tab/><text:tab/></text:p>
      <text:p text:style-name="P35"><text:tab/>}</text:p>
      <text:p text:style-name="P35"><text:tab/>return 0;</text:p>
      <text:p text:style-name="P35">}</text:p>
      <text:p text:style-name="P12">child.c</text:p>
      <text:p text:style-name="P13">#include &lt;stdio.h&gt;</text:p>
      <text:p text:style-name="P13">#include &lt;unistd.h&gt;</text:p>
      <text:p text:style-name="P13">#include &lt;stdlib.h&gt;</text:p>
      <text:p text:style-name="P13"/>
      <text:p text:style-name="P13">int fd[2], fd1[2];</text:p>
      <text:p text:style-name="P13">int exc = 0;</text:p>
      <text:p text:style-name="P13"/>
      <text:p text:style-name="P13">int main(int argc, char *argv[])</text:p>
      <text:p text:style-name="P13">{</text:p>
      <text:p text:style-name="P13"><text:tab/>printf("baobab\n");</text:p>
      <text:p text:style-name="P13"><text:tab/></text:p>
      <text:p text:style-name="P13">//<text:tab/>printf("%s\n", argv[0]);</text:p>
      <text:p text:style-name="P13"><text:soft-page-break/>//<text:tab/>printf("%s\n", argv[1]);</text:p>
      <text:p text:style-name="P13"><text:tab/>fd[0] = atoi(argv[0]);</text:p>
      <text:p text:style-name="P13"><text:tab/>fd1[1] = atoi(argv[1]);</text:p>
      <text:p text:style-name="P13"><text:tab/>if (fd[0] &lt;= 0 || fd1[1] &lt;= 0)</text:p>
      <text:p text:style-name="P13"><text:tab/>{</text:p>
      <text:p text:style-name="P13"><text:tab/><text:tab/>printf("Descriptor reverse conversion error\n");</text:p>
      <text:p text:style-name="P13"><text:tab/><text:tab/>exc = 8;</text:p>
      <text:p text:style-name="P13"><text:tab/><text:tab/>return 8;</text:p>
      <text:p text:style-name="P13"><text:tab/>}</text:p>
      <text:p text:style-name="P13"><text:tab/>//printf("%d\n", fd[0]);</text:p>
      <text:p text:style-name="P13"><text:tab/>//printf("%d\n", fd1[1]);</text:p>
      <text:p text:style-name="P13"><text:tab/></text:p>
      <text:p text:style-name="P13"><text:tab/>int n;</text:p>
      <text:p text:style-name="P13"><text:tab/>if (read(fd[0], &amp;n, sizeof(n)) &lt;= 0)</text:p>
      <text:p text:style-name="P13"><text:tab/>{</text:p>
      <text:p text:style-name="P13"><text:tab/><text:tab/>printf("Reading error in child process\n");</text:p>
      <text:p text:style-name="P13"><text:tab/><text:tab/>exc = 9;</text:p>
      <text:p text:style-name="P13"><text:tab/><text:tab/>return 9;</text:p>
      <text:p text:style-name="P13"><text:tab/>}</text:p>
      <text:p text:style-name="P13"><text:tab/>char file_out[100];</text:p>
      <text:p text:style-name="P13"><text:tab/>if (read(fd[0], file_out, n) &lt;= 0)</text:p>
      <text:p text:style-name="P13"><text:tab/>{</text:p>
      <text:p text:style-name="P13"><text:tab/><text:tab/>printf("Reading error in child process\n");</text:p>
      <text:p text:style-name="P13"><text:tab/><text:tab/>exc = 9;</text:p>
      <text:p text:style-name="P13"><text:tab/><text:tab/>return 9;</text:p>
      <text:p text:style-name="P13"><text:tab/>}</text:p>
      <text:p text:style-name="P13"><text:tab/>printf("%s\n", file_out);</text:p>
      <text:p text:style-name="P13"><text:tab/>float get_msg, s = 0;</text:p>
      <text:p text:style-name="P13"><text:tab/>while (read(fd[0], &amp;get_msg, sizeof(get_msg)) != 0)</text:p>
      <text:p text:style-name="P13"><text:tab/>{</text:p>
      <text:p text:style-name="P13">//<text:tab/><text:tab/>printf("%f\n", get_msg);<text:tab/><text:tab/></text:p>
      <text:p text:style-name="P13"><text:tab/><text:tab/>s += get_msg;</text:p>
      <text:p text:style-name="P13">//<text:tab/><text:tab/>printf("%f\n", s);</text:p>
      <text:p text:style-name="P13"><text:tab/>}</text:p>
      <text:p text:style-name="P13"><text:tab/>close(fd[0]);</text:p>
      <text:p text:style-name="P13"><text:tab/>FILE *fout = fopen(file_out, "w");</text:p>
      <text:p text:style-name="P13"><text:tab/>if (fout == NULL)</text:p>
      <text:p text:style-name="P13"><text:tab/>{</text:p>
      <text:p text:style-name="P13"><text:tab/><text:tab/>printf("File opening error\n");</text:p>
      <text:p text:style-name="P13"><text:tab/><text:tab/>exc = 10;</text:p>
      <text:p text:style-name="P13"><text:tab/><text:tab/>return 10;</text:p>
      <text:p text:style-name="P13"><text:tab/>}</text:p>
      <text:p text:style-name="P13"><text:tab/>if (fprintf(fout, "%f\n", s) &lt;= 0)</text:p>
      <text:p text:style-name="P13"><text:tab/>{</text:p>
      <text:p text:style-name="P13"><text:tab/><text:tab/>printf("File writing error\n");</text:p>
      <text:p text:style-name="P13"><text:soft-page-break/><text:tab/><text:tab/>exc = 11;</text:p>
      <text:p text:style-name="P13"><text:tab/><text:tab/>return 11;</text:p>
      <text:p text:style-name="P13"><text:tab/>}</text:p>
      <text:p text:style-name="P13"><text:tab/>fclose(fout);</text:p>
      <text:p text:style-name="P13"><text:tab/>close(fd[0]);</text:p>
      <text:p text:style-name="P13"><text:tab/>write(fd1[1], &amp;exc, sizeof(exc));</text:p>
      <text:p text:style-name="P13"><text:tab/>close(fd1[1]);</text:p>
      <text:p text:style-name="P13"/>
      <text:p text:style-name="P13"><text:tab/>return 0;</text:p>
      <text:p text:style-name="P13">}</text:p>
      <text:p text:style-name="P21">Протокол работы программы</text:p>
      <text:p text:style-name="P36"/>
      <text:p text:style-name="P14"><text:span text:style-name="T10"><text:s text:c="11"/></text:span><text:span text:style-name="T13">Тестирование:</text:span></text:p>
      <text:p text:style-name="P23">user@user-GF63-Thin-11UD:~/OSlab1$ gcc -Wall -o b.out ./child.c</text:p>
      <text:p text:style-name="P23">user@user-GF63-Thin-11UD:~/OSlab1$ gcc -Wall -o hel ./parent.c</text:p>
      <text:p text:style-name="P24">user@user-GF63-Thin-11UD:~/OSlab1$ ./hel file.txt</text:p>
      <text:p text:style-name="P24">3 + 3</text:p>
      <text:p text:style-name="P24">user@user-GF63-Thin-11UD:~/OSlab1$ cat file.txt</text:p>
      <text:p text:style-name="P1"><text:span text:style-name="T12">6</text:span><text:span text:style-name="T11">.000000</text:span></text:p>
      <text:p text:style-name="P24">user@user-GF63-Thin-11UD:~/OSlab1$ ./hel file.txt</text:p>
      <text:p text:style-name="P1"><text:span text:style-name="T12">0</text:span><text:span text:style-name="T11"> + 3</text:span></text:p>
      <text:p text:style-name="P24">user@user-GF63-Thin-11UD:~/OSlab1$ cat file.txt</text:p>
      <text:p text:style-name="P1"><text:span text:style-name="T12">3</text:span><text:span text:style-name="T11">.000000</text:span></text:p>
      <text:p text:style-name="P24">user@user-GF63-Thin-11UD:~/OSlab1$ ./hel file.txt</text:p>
      <text:p text:style-name="P1"><text:span text:style-name="T12">11</text:span><text:span text:style-name="T11"> + </text:span><text:span text:style-name="T12">4</text:span></text:p>
      <text:p text:style-name="P24">user@user-GF63-Thin-11UD:~/OSlab1$ cat file.txt</text:p>
      <text:p text:style-name="P1"><text:span text:style-name="T12">15</text:span><text:span text:style-name="T11">.000000</text:span></text:p>
      <text:p text:style-name="P25">Strace:</text:p>
      <text:p text:style-name="P27">user@user-GF63-Thin-11UD:~/OSlab1$ strace ./hel file.txt</text:p>
      <text:p text:style-name="P27">execve("./hel", ["./hel", "file.txt"], 0x7ffc5905c5b8 /* 48 vars */) = 0</text:p>
      <text:p text:style-name="P27">brk(NULL) <text:s text:c="30"/>= 0x558171b1e000</text:p>
      <text:p text:style-name="P27">arch_prctl(0x3001 /* ARCH_??? */, 0x7fff1d9f40d0) = -1 EINVAL (Недопустимый аргумент)</text:p>
      <text:p text:style-name="P27">access("/etc/ld.so.preload", R_OK) <text:s text:c="5"/>= -1 ENOENT (Нет такого файла или каталога)</text:p>
      <text:p text:style-name="P27">openat(AT_FDCWD, "/etc/ld.so.cache", O_RDONLY|O_CLOEXEC) = 3</text:p>
      <text:p text:style-name="P27">fstat(3, {st_mode=S_IFREG|0644, st_size=67510, ...}) = 0</text:p>
      <text:p text:style-name="P27">mmap(NULL, 67510, PROT_READ, MAP_PRIVATE, 3, 0) = 0x7ffba526f000</text:p>
      <text:p text:style-name="P27">close(3) <text:s text:c="31"/>= 0</text:p>
      <text:p text:style-name="P27">openat(AT_FDCWD, "/lib/x86_64-linux-gnu/libc.so.6", O_RDONLY|O_CLOEXEC) = 3</text:p>
      <text:p text:style-name="P27">read(3, "\177ELF\2\1\1\3\0\0\0\0\0\0\0\0\3\0&gt;\0\1\0\0\0\300A\2\0\0\0\0\0"..., 832) = 832</text:p>
      <text:p text:style-name="P27">pread64(3, "\6\0\0\0\4\0\0\0@\0\0\0\0\0\0\0@\0\0\0\0\0\0\0@\0\0\0\0\0\0\0"..., 784, 64) = 784</text:p>
      <text:p text:style-name="P27">pread64(3, "\4\0\0\0\20\0\0\0\5\0\0\0GNU\0\2\0\0\300\4\0\0\0\3\0\0\0\0\0\0\0", 32, 848) = 32</text:p>
      <text:p text:style-name="P27">pread64(3, "\4\0\0\0\24\0\0\0\3\0\0\0GNU\0\30x\346\264ur\f|Q\226\236i\253-'o"..., 68, 880) = 68</text:p>
      <text:p text:style-name="P27">fstat(3, {st_mode=S_IFREG|0755, st_size=2029592, ...}) = 0</text:p>
      <text:p text:style-name="P28">mmap(NULL, 8192, PROT_READ|PROT_WRITE, MAP_PRIVATE|MAP_ANONYMOUS, -1, </text:p>
      <text:p text:style-name="P28">0) = 0x7ffba526d000</text:p>
      <text:p text:style-name="P27"><text:soft-page-break/>pread64(3, "\6\0\0\0\4\0\0\0@\0\0\0\0\0\0\0@\0\0\0\0\0\0\0@\0\0\0\0\0\0\0"..., 784, 64) = 784</text:p>
      <text:p text:style-name="P27">pread64(3, "\4\0\0\0\20\0\0\0\5\0\0\0GNU\0\2\0\0\300\4\0\0\0\3\0\0\0\0\0\0\0", 32, 848) = 32</text:p>
      <text:p text:style-name="P27">pread64(3, "\4\0\0\0\24\0\0\0\3\0\0\0GNU\0\30x\346\264ur\f|Q\226\236i\253-'o"..., 68, 880) = 68</text:p>
      <text:p text:style-name="P28">mmap(NULL, 2037344, PROT_READ, MAP_PRIVATE|MAP_DENYWRITE, 3, 0) = </text:p>
      <text:p text:style-name="P28">0x7ffba507b000</text:p>
      <text:p text:style-name="P28">mmap(0x7ffba509d000, 1540096, PROT_READ|PROT_EXEC, MAP_PRIVATE|MAP_FIXED|</text:p>
      <text:p text:style-name="P28">MAP_DENYWRITE, 3, 0x22000) = 0x7ffba509d000</text:p>
      <text:p text:style-name="P28">mmap(0x7ffba5215000, 319488, PROT_READ, MAP_PRIVATE|MAP_FIXED|</text:p>
      <text:p text:style-name="P28">MAP_DENYWRITE, 3, 0x19a000) = 0x7ffba5215000</text:p>
      <text:p text:style-name="P28">mmap(0x7ffba5263000, 24576, PROT_READ|PROT_WRITE, MAP_PRIVATE|MAP_FIXED|</text:p>
      <text:p text:style-name="P28">MAP_DENYWRITE, 3, 0x1e7000) = 0x7ffba5263000</text:p>
      <text:p text:style-name="P28">mmap(0x7ffba5269000, 13920, PROT_READ|PROT_WRITE, MAP_PRIVATE|MAP_FIXED|</text:p>
      <text:p text:style-name="P28">MAP_ANONYMOUS, -1, 0) = 0x7ffba5269000</text:p>
      <text:p text:style-name="P27">close(3) <text:s text:c="31"/>= 0</text:p>
      <text:p text:style-name="P27">arch_prctl(ARCH_SET_FS, 0x7ffba526e540) = 0</text:p>
      <text:p text:style-name="P27">mprotect(0x7ffba5263000, 16384, PROT_READ) = 0</text:p>
      <text:p text:style-name="P27">mprotect(0x558170681000, 4096, PROT_READ) = 0</text:p>
      <text:p text:style-name="P27">mprotect(0x7ffba52ad000, 4096, PROT_READ) = 0</text:p>
      <text:p text:style-name="P27">munmap(0x7ffba526f000, 67510) <text:s text:c="10"/>= 0</text:p>
      <text:p text:style-name="P27">fstat(1, {st_mode=S_IFCHR|0620, st_rdev=makedev(0x88, 0x1), ...}) = 0</text:p>
      <text:p text:style-name="P27">brk(NULL) <text:s text:c="30"/>= 0x558171b1e000</text:p>
      <text:p text:style-name="P27">brk(0x558171b3f000) <text:s text:c="20"/>= 0x558171b3f000</text:p>
      <text:p text:style-name="P27">write(1, "banana\n", 7banana</text:p>
      <text:p text:style-name="P27">) <text:s text:c="16"/>= 7</text:p>
      <text:p text:style-name="P26">pipe([3, 4]) <text:s text:c="27"/>= 0</text:p>
      <text:p text:style-name="P26">pipe([5, 6]) <text:s text:c="27"/>= 0</text:p>
      <text:p text:style-name="P27">write(1, "1 Read File Descriptor Value: 3\n", 321 Read File Descriptor Value: 3</text:p>
      <text:p text:style-name="P27">) = 32</text:p>
      <text:p text:style-name="P27">write(1, "1 Write File Descriptor Value: 4"..., 331 Write File Descriptor Value: 4</text:p>
      <text:p text:style-name="P27">) = 33</text:p>
      <text:p text:style-name="P27">write(1, "2 Read File Descriptor Value: 5\n", 322 Read File Descriptor Value: 5</text:p>
      <text:p text:style-name="P27">) = 32</text:p>
      <text:p text:style-name="P27">write(1, "2 Write File Descriptor Value: 6"..., 332 Write File Descriptor Value: 6</text:p>
      <text:p text:style-name="P27">) = 33</text:p>
      <text:p text:style-name="P29"><text:span text:style-name="T8">clone(</text:span><text:span text:style-name="T9">child_stack=NULL, flags=CLONE_CHILD_CLEARTID|CLONE_CHILD_SETTID|</text:span></text:p>
      <text:p text:style-name="P29"><text:span text:style-name="T9">SIGCHLD, child_tidptr=0x7ffba526e810) = 3330</text:span></text:p>
      <text:p text:style-name="P27">close(3) <text:s text:c="31"/>= 0</text:p>
      <text:p text:style-name="P27">close(6) <text:s text:c="31"/>= 0</text:p>
      <text:p text:style-name="P27">write(1, "parent\n", 7parent</text:p>
      <text:p text:style-name="P27">) <text:s text:c="16"/>= 7</text:p>
      <text:p text:style-name="P27">write(4, "\10\0\0\0", 4) <text:s text:c="15"/>= 4</text:p>
      <text:p text:style-name="P27">write(4, "file.txt", 8) <text:s text:c="16"/>= 8</text:p>
      <text:p text:style-name="P27">fstat(0, {st_mode=S_IFCHR|0620, st_rdev=makedev(0x88, 0x1), ...}) = 0</text:p>
      <text:p text:style-name="P27">read(0, baobab</text:p>
      <text:p text:style-name="P27">file.txt</text:p>
      <text:p text:style-name="P27">"", 1024) <text:s text:c="22"/>= 0</text:p>
      <text:p text:style-name="P27"><text:soft-page-break/>close(4) <text:s text:c="31"/>= 0</text:p>
      <text:p text:style-name="P27">read(5, "\0\0\0\0", 4) <text:s text:c="17"/>= 4</text:p>
      <text:p text:style-name="P27">close(5) <text:s text:c="31"/>= 0</text:p>
      <text:p text:style-name="P27">exit_group(0) <text:s text:c="26"/>= ?</text:p>
      <text:p text:style-name="P27">+++ exited with 0 +++</text:p>
      <text:p text:style-name="P23"/>
      <text:p text:style-name="P20">Вывод</text:p>
      <text:p text:style-name="P15"><text:span text:style-name="T16">Благодаря данной лабораторной работе я на практике изучил принципы </text:span><text:span text:style-name="T17">работы с</text:span><text:span text:style-name="T16"> каналами для межпроцессного взаимодействия, <text:s/></text:span><text:span text:style-name="T17">научился перенаправлять </text:span><text:span text:style-name="T16">потоки ввода/вывода, а также научился использовать системные вызовы и обращаться с файловыми дескриптор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3cm" fo:margin-right="0.3cm" fo:margin-top="0cm" fo:margin-bottom="0.353cm" loext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ormal" style:family="paragraph" style:default-outline-level="">
      <style:paragraph-properties fo:margin-left="0.3cm" fo:margin-right="0.3cm" fo:margin-top="0cm" fo:margin-bottom="0.353cm" loext:contextual-spacing="false" fo:line-height="115%" fo:text-align="start" style:justify-single-word="false" fo:orphans="2" fo:widows="2" fo:text-indent="1cm" style:auto-text-indent="false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left="0.3cm" fo:margin-right="0.3cm" fo:margin-top="0.212cm" fo:margin-bottom="0.423cm" loext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left="0.3cm" fo:margin-right="0.3cm" fo:margin-top="0.353cm" fo:margin-bottom="0.212cm" loext:contextual-spacing="false" fo:text-align="center" style:justify-single-word="false" fo:keep-together="always" fo:text-indent="0cm" style:auto-text-indent="false" fo:keep-with-next="always"/>
      <style:text-properties fo:color="#4f81bd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1.27cm" fo:margin-right="0.3cm" fo:margin-top="0cm" fo:margin-bottom="0.353cm" loext:contextual-spacing="true" fo:text-indent="1cm" style:auto-text-indent="false"/>
    </style:style>
    <style:style style:name="western" style:family="paragraph" style:parent-style-name="normal" style:default-outline-level="">
      <style:paragraph-properties fo:margin-left="0cm" fo:margin-right="0cm" fo:margin-top="0.494cm" fo:margin-bottom="0.25cm" loext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normal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normal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Times New Roman" fo:font-family="'Times New Roman'" style:font-family-generic="roman" style:font-pitch="variable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18T20:00:00</meta:creation-date>
    <meta:initial-creator>ilya</meta:initial-creator>
    <dc:date>2023-11-01T21:02:08.067966667</dc:date>
    <meta:editing-duration>PT6M5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8" meta:paragraph-count="267" meta:word-count="1051" meta:character-count="8966" meta:non-whitespace-character-count="74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